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3001b" officeooo:paragraph-rsid="0013001b"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1pt" fo:font-weight="normal" officeooo:rsid="0013b2aa" officeooo:paragraph-rsid="0013b2aa" style:font-size-asian="9.60000038146973pt" style:font-weight-asian="normal" style:font-size-complex="11pt" style:font-weight-complex="normal"/>
    </style:style>
    <style:style style:name="P3" style:family="paragraph" style:parent-style-name="Standard">
      <style:paragraph-properties fo:text-align="justify" style:justify-single-word="false"/>
      <style:text-properties fo:font-size="11pt" fo:font-weight="normal" officeooo:rsid="00465407" officeooo:paragraph-rsid="00465407"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fo:font-weight="normal" officeooo:rsid="0018fc24" officeooo:paragraph-rsid="00152b88" style:font-size-asian="9.60000038146973pt" style:font-weight-asian="normal" style:font-size-complex="11pt" style:font-weight-complex="normal"/>
    </style:style>
    <style:style style:name="P5" style:family="paragraph" style:parent-style-name="Standard">
      <style:paragraph-properties fo:text-align="justify" style:justify-single-word="false"/>
      <style:text-properties fo:font-size="11pt" fo:font-weight="normal" officeooo:rsid="003e076d" officeooo:paragraph-rsid="001d68c6" style:font-size-asian="9.60000038146973pt" style:font-weight-asian="normal" style:font-size-complex="11pt" style:font-weight-complex="normal"/>
    </style:style>
    <style:style style:name="P6" style:family="paragraph" style:parent-style-name="Standard">
      <style:paragraph-properties fo:text-align="justify" style:justify-single-word="false"/>
      <style:text-properties fo:font-size="11pt" fo:font-weight="normal" officeooo:rsid="005c78e9" officeooo:paragraph-rsid="005c78e9"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fo:font-size="11pt" fo:font-weight="bold" officeooo:rsid="00152b88" officeooo:paragraph-rsid="00152b88" style:font-size-asian="9.60000038146973pt" style:font-weight-asian="bold" style:font-size-complex="11pt" style:font-weight-complex="bold"/>
    </style:style>
    <style:style style:name="P8" style:family="paragraph" style:parent-style-name="Standard">
      <style:paragraph-properties fo:text-align="justify" style:justify-single-word="false"/>
      <style:text-properties fo:font-size="11pt" fo:font-weight="bold" officeooo:rsid="001d68c6" officeooo:paragraph-rsid="001d68c6" style:font-size-asian="9.60000038146973pt" style:font-weight-asian="bold" style:font-size-complex="11pt" style:font-weight-complex="bold"/>
    </style:style>
    <style:style style:name="P9" style:family="paragraph" style:parent-style-name="Standard">
      <style:paragraph-properties fo:text-align="justify" style:justify-single-word="false"/>
      <style:text-properties fo:font-size="11pt" fo:font-weight="bold" officeooo:rsid="00434a22" officeooo:paragraph-rsid="00434a22" style:font-size-asian="9.60000038146973pt" style:font-weight-asian="bold" style:font-size-complex="11pt" style:font-weight-complex="bold"/>
    </style:style>
    <style:style style:name="P10" style:family="paragraph" style:parent-style-name="Standard">
      <style:paragraph-properties fo:text-align="justify" style:justify-single-word="false"/>
      <style:text-properties fo:font-size="11pt" fo:font-weight="bold" officeooo:rsid="005c78e9" officeooo:paragraph-rsid="005c78e9" style:font-size-asian="9.60000038146973pt" style:font-weight-asian="bold" style:font-size-complex="11pt" style:font-weight-complex="bold"/>
    </style:style>
    <style:style style:name="P11" style:family="paragraph" style:parent-style-name="Standard">
      <style:paragraph-properties fo:text-align="justify" style:justify-single-word="false"/>
      <style:text-properties fo:font-size="11pt" fo:font-weight="bold" officeooo:rsid="008a2a10" officeooo:paragraph-rsid="008a2a10" style:font-size-asian="9.60000038146973pt" style:font-weight-asian="bold" style:font-size-complex="11pt" style:font-weight-complex="bold"/>
    </style:style>
    <style:style style:name="P12" style:family="paragraph" style:parent-style-name="Standard">
      <style:paragraph-properties fo:text-align="justify" style:justify-single-word="false"/>
      <style:text-properties fo:font-size="11pt" fo:font-weight="bold" officeooo:rsid="008b3568" officeooo:paragraph-rsid="008b3568" style:font-size-asian="9.60000038146973pt" style:font-weight-asian="bold" style:font-size-complex="11pt" style:font-weight-complex="bold"/>
    </style:style>
    <style:style style:name="P13" style:family="paragraph" style:parent-style-name="Standard">
      <style:paragraph-properties fo:text-align="justify" style:justify-single-word="false"/>
      <style:text-properties fo:font-size="11pt" fo:font-weight="bold" officeooo:rsid="008b3568" officeooo:paragraph-rsid="00b2e190" style:font-size-asian="9.60000038146973pt" style:font-weight-asian="bold" style:font-size-complex="11pt" style:font-weight-complex="bold"/>
    </style:style>
    <style:style style:name="P14" style:family="paragraph" style:parent-style-name="Standard">
      <style:paragraph-properties fo:text-align="justify" style:justify-single-word="false"/>
      <style:text-properties fo:font-size="11pt" fo:font-weight="bold" officeooo:rsid="00b0db10" officeooo:paragraph-rsid="00b0db10" style:font-size-asian="9.60000038146973pt" style:font-weight-asian="bold" style:font-size-complex="11pt" style:font-weight-complex="bold"/>
    </style:style>
    <style:style style:name="P15" style:family="paragraph" style:parent-style-name="Standard">
      <style:paragraph-properties fo:text-align="justify" style:justify-single-word="false"/>
      <style:text-properties fo:font-size="11pt" fo:font-weight="normal" officeooo:rsid="008a2a10" officeooo:paragraph-rsid="008a2a10" style:font-size-asian="9.60000038146973pt" style:font-weight-asian="normal" style:font-size-complex="11pt" style:font-weight-complex="normal"/>
    </style:style>
    <style:style style:name="P16" style:family="paragraph" style:parent-style-name="Standard">
      <style:paragraph-properties fo:text-align="justify" style:justify-single-word="false"/>
      <style:text-properties fo:font-size="11pt" fo:font-weight="normal" officeooo:rsid="00aec578" officeooo:paragraph-rsid="008b3568" style:font-size-asian="9.60000038146973pt" style:font-weight-asian="normal" style:font-size-complex="11pt" style:font-weight-complex="normal"/>
    </style:style>
    <style:style style:name="P17" style:family="paragraph" style:parent-style-name="Standard">
      <style:paragraph-properties fo:text-align="justify" style:justify-single-word="false"/>
      <style:text-properties fo:font-size="11pt" fo:font-weight="normal" officeooo:rsid="00b0db10" officeooo:paragraph-rsid="00b0db10" style:font-size-asian="9.60000038146973pt" style:font-weight-asian="normal" style:font-size-complex="11pt" style:font-weight-complex="normal"/>
    </style:style>
    <style:style style:name="P18" style:family="paragraph" style:parent-style-name="Standard">
      <style:paragraph-properties fo:text-align="justify" style:justify-single-word="false"/>
      <style:text-properties fo:font-size="11pt" fo:font-weight="normal" officeooo:rsid="00c2cecf" officeooo:paragraph-rsid="00b2e190" style:font-size-asian="9.60000038146973pt" style:font-weight-asian="normal" style:font-size-complex="11pt" style:font-weight-complex="normal"/>
    </style:style>
    <style:style style:name="P19" style:family="paragraph" style:parent-style-name="Standard">
      <style:paragraph-properties fo:text-align="justify" style:justify-single-word="false"/>
      <style:text-properties fo:font-size="11pt" fo:font-weight="normal" officeooo:rsid="00caf107" officeooo:paragraph-rsid="00caf107" style:font-size-asian="9.60000038146973pt" style:font-weight-asian="normal" style:font-size-complex="11pt" style:font-weight-complex="normal"/>
    </style:style>
    <style:style style:name="P20" style:family="paragraph" style:parent-style-name="Standard">
      <style:paragraph-properties fo:text-align="justify" style:justify-single-word="false"/>
      <style:text-properties fo:font-size="11pt" fo:font-weight="normal" officeooo:rsid="00dada62" officeooo:paragraph-rsid="00dada62" style:font-size-asian="9.60000038146973pt" style:font-weight-asian="normal" style:font-size-complex="11pt" style:font-weight-complex="normal"/>
    </style:style>
    <style:style style:name="P21" style:family="paragraph" style:parent-style-name="Standard">
      <style:paragraph-properties fo:text-align="justify" style:justify-single-word="false"/>
      <style:text-properties fo:font-size="11pt" fo:font-weight="normal" officeooo:rsid="00fae6c9" officeooo:paragraph-rsid="00fae6c9" style:font-size-asian="9.60000038146973pt" style:font-weight-asian="normal" style:font-size-complex="11pt" style:font-weight-complex="normal"/>
    </style:style>
    <style:style style:name="P22" style:family="paragraph" style:parent-style-name="Standard" style:list-style-name="L2">
      <style:paragraph-properties fo:text-align="justify" style:justify-single-word="false"/>
      <style:text-properties fo:font-size="11pt" fo:font-weight="normal" officeooo:rsid="0102f4b0" officeooo:paragraph-rsid="0102f4b0" style:font-size-asian="9.60000038146973pt" style:font-weight-asian="normal" style:font-size-complex="11pt" style:font-weight-complex="normal"/>
    </style:style>
    <style:style style:name="P23" style:family="paragraph" style:parent-style-name="Standard" style:list-style-name="L2">
      <style:paragraph-properties fo:text-align="justify" style:justify-single-word="false"/>
      <style:text-properties fo:font-size="11pt" fo:font-weight="normal" officeooo:rsid="010401c9" officeooo:paragraph-rsid="010401c9" style:font-size-asian="9.60000038146973pt" style:font-weight-asian="normal" style:font-size-complex="11pt" style:font-weight-complex="normal"/>
    </style:style>
    <style:style style:name="P24" style:family="paragraph" style:parent-style-name="Standard">
      <style:paragraph-properties fo:text-align="justify" style:justify-single-word="false"/>
      <style:text-properties fo:font-size="11pt" fo:font-weight="normal" officeooo:rsid="010401c9" officeooo:paragraph-rsid="010401c9" style:font-size-asian="9.60000038146973pt" style:font-weight-asian="normal" style:font-size-complex="11pt" style:font-weight-complex="normal"/>
    </style:style>
    <style:style style:name="P25" style:family="paragraph" style:parent-style-name="Standard">
      <style:paragraph-properties fo:text-align="justify" style:justify-single-word="false"/>
      <style:text-properties fo:font-size="11pt" fo:font-weight="normal" officeooo:rsid="01056c0d" officeooo:paragraph-rsid="01056c0d" style:font-size-asian="9.60000038146973pt" style:font-weight-asian="normal" style:font-size-complex="11pt" style:font-weight-complex="normal"/>
    </style:style>
    <style:style style:name="P26" style:family="paragraph" style:parent-style-name="Standard">
      <style:paragraph-properties fo:text-align="justify" style:justify-single-word="false"/>
      <style:text-properties fo:font-size="11pt" fo:font-weight="bold" officeooo:rsid="00c9a414" officeooo:paragraph-rsid="00c9a414" style:font-size-asian="9.60000038146973pt" style:font-weight-asian="bold" style:font-size-complex="11pt" style:font-weight-complex="bold"/>
    </style:style>
    <style:style style:name="P27" style:family="paragraph" style:parent-style-name="Standard">
      <style:paragraph-properties fo:text-align="justify" style:justify-single-word="false"/>
      <style:text-properties fo:font-size="11pt" fo:font-weight="bold" officeooo:rsid="00da3347" officeooo:paragraph-rsid="00da3347" style:font-size-asian="9.60000038146973pt" style:font-weight-asian="bold" style:font-size-complex="11pt" style:font-weight-complex="bold"/>
    </style:style>
    <style:style style:name="P28" style:family="paragraph" style:parent-style-name="Standard">
      <style:paragraph-properties fo:text-align="justify" style:justify-single-word="false"/>
      <style:text-properties fo:font-size="11pt" fo:font-weight="bold" officeooo:rsid="00e94e63" officeooo:paragraph-rsid="00e94e63" style:font-size-asian="9.60000038146973pt" style:font-weight-asian="bold" style:font-size-complex="11pt" style:font-weight-complex="bold"/>
    </style:style>
    <style:style style:name="P29" style:family="paragraph" style:parent-style-name="Standard">
      <style:paragraph-properties fo:text-align="justify" style:justify-single-word="false"/>
      <style:text-properties fo:font-size="11pt" fo:font-weight="bold" officeooo:rsid="00f434cb" officeooo:paragraph-rsid="00f434cb" style:font-size-asian="9.60000038146973pt" style:font-weight-asian="bold" style:font-size-complex="11pt" style:font-weight-complex="bold"/>
    </style:style>
    <style:style style:name="P30" style:family="paragraph" style:parent-style-name="Standard">
      <style:paragraph-properties fo:text-align="justify" style:justify-single-word="false"/>
      <style:text-properties fo:font-size="11pt" fo:font-weight="bold" officeooo:rsid="00fae6c9" officeooo:paragraph-rsid="00fae6c9" style:font-size-asian="9.60000038146973pt" style:font-weight-asian="bold" style:font-size-complex="11pt" style:font-weight-complex="bold"/>
    </style:style>
    <style:style style:name="P31" style:family="paragraph" style:parent-style-name="Standard">
      <style:paragraph-properties fo:text-align="justify" style:justify-single-word="false"/>
      <style:text-properties fo:font-size="11pt" fo:font-weight="bold" officeooo:rsid="0102f4b0" officeooo:paragraph-rsid="0102f4b0" style:font-size-asian="9.60000038146973pt" style:font-weight-asian="bold" style:font-size-complex="11pt" style:font-weight-complex="bold"/>
    </style:style>
    <style:style style:name="P32" style:family="paragraph" style:parent-style-name="Standard">
      <style:paragraph-properties fo:text-align="justify" style:justify-single-word="false"/>
      <style:text-properties fo:font-size="11pt" fo:font-weight="bold" officeooo:rsid="01056c0d" officeooo:paragraph-rsid="01056c0d" style:font-size-asian="9.60000038146973pt" style:font-weight-asian="bold" style:font-size-complex="11pt" style:font-weight-complex="bold"/>
    </style:style>
    <style:style style:name="P33" style:family="paragraph" style:parent-style-name="Standard">
      <style:paragraph-properties fo:text-align="justify" style:justify-single-word="false"/>
      <style:text-properties fo:font-size="11pt" fo:font-weight="bold" officeooo:rsid="010748a7" officeooo:paragraph-rsid="01056c0d" style:font-size-asian="9.60000038146973pt" style:font-weight-asian="bold" style:font-size-complex="11pt" style:font-weight-complex="bold"/>
    </style:style>
    <style:style style:name="P34" style:family="paragraph" style:parent-style-name="Standard">
      <style:paragraph-properties fo:text-align="justify" style:justify-single-word="false"/>
      <style:text-properties fo:font-size="11pt" fo:font-weight="bold" officeooo:rsid="010748a7" officeooo:paragraph-rsid="010748a7" style:font-size-asian="9.60000038146973pt" style:font-weight-asian="bold" style:font-size-complex="11pt" style:font-weight-complex="bold"/>
    </style:style>
    <style:style style:name="P35" style:family="paragraph" style:parent-style-name="Standard">
      <style:paragraph-properties fo:text-align="justify" style:justify-single-word="false"/>
      <style:text-properties fo:font-size="11pt" fo:font-weight="bold" officeooo:rsid="010748a7" officeooo:paragraph-rsid="01109264" style:font-size-asian="9.60000038146973pt" style:font-weight-asian="bold" style:font-size-complex="11pt" style:font-weight-complex="bold"/>
    </style:style>
    <style:style style:name="T1" style:family="text">
      <style:text-properties officeooo:rsid="0013b2aa"/>
    </style:style>
    <style:style style:name="T2" style:family="text">
      <style:text-properties fo:font-weight="normal" style:font-weight-asian="normal" style:font-weight-complex="normal"/>
    </style:style>
    <style:style style:name="T3" style:family="text">
      <style:text-properties fo:font-weight="normal" officeooo:rsid="001d8334" style:font-weight-asian="normal" style:font-weight-complex="normal"/>
    </style:style>
    <style:style style:name="T4" style:family="text">
      <style:text-properties fo:font-weight="normal" officeooo:rsid="001ecb81" style:font-weight-asian="normal" style:font-weight-complex="normal"/>
    </style:style>
    <style:style style:name="T5" style:family="text">
      <style:text-properties fo:font-weight="normal" officeooo:rsid="0021bea4" style:font-weight-asian="normal" style:font-weight-complex="normal"/>
    </style:style>
    <style:style style:name="T6" style:family="text">
      <style:text-properties fo:font-weight="normal" officeooo:rsid="0021efd9" style:font-weight-asian="normal" style:font-weight-complex="normal"/>
    </style:style>
    <style:style style:name="T7" style:family="text">
      <style:text-properties fo:font-weight="normal" officeooo:rsid="0023b8a9" style:font-weight-asian="normal" style:font-weight-complex="normal"/>
    </style:style>
    <style:style style:name="T8" style:family="text">
      <style:text-properties fo:font-weight="normal" officeooo:rsid="00275f6c" style:font-weight-asian="normal" style:font-weight-complex="normal"/>
    </style:style>
    <style:style style:name="T9" style:family="text">
      <style:text-properties fo:font-weight="normal" officeooo:rsid="002ad53c" style:font-weight-asian="normal" style:font-weight-complex="normal"/>
    </style:style>
    <style:style style:name="T10" style:family="text">
      <style:text-properties fo:font-weight="normal" officeooo:rsid="002ae689" style:font-weight-asian="normal" style:font-weight-complex="normal"/>
    </style:style>
    <style:style style:name="T11" style:family="text">
      <style:text-properties fo:font-weight="normal" officeooo:rsid="003be281" style:font-weight-asian="normal" style:font-weight-complex="normal"/>
    </style:style>
    <style:style style:name="T12" style:family="text">
      <style:text-properties fo:font-weight="normal" officeooo:rsid="003c2b45" style:font-weight-asian="normal" style:font-weight-complex="normal"/>
    </style:style>
    <style:style style:name="T13" style:family="text">
      <style:text-properties fo:font-weight="normal" officeooo:rsid="003e076d" style:font-weight-asian="normal" style:font-weight-complex="normal"/>
    </style:style>
    <style:style style:name="T14" style:family="text">
      <style:text-properties fo:font-weight="normal" officeooo:rsid="008e68d8" style:font-weight-asian="normal" style:font-weight-complex="normal"/>
    </style:style>
    <style:style style:name="T15" style:family="text">
      <style:text-properties fo:font-weight="normal" officeooo:rsid="008e8e20" style:font-weight-asian="normal" style:font-weight-complex="normal"/>
    </style:style>
    <style:style style:name="T16" style:family="text">
      <style:text-properties fo:font-weight="normal" officeooo:rsid="0093bb7b" style:font-weight-asian="normal" style:font-weight-complex="normal"/>
    </style:style>
    <style:style style:name="T17" style:family="text">
      <style:text-properties fo:font-weight="normal" officeooo:rsid="00964110" style:font-weight-asian="normal" style:font-weight-complex="normal"/>
    </style:style>
    <style:style style:name="T18" style:family="text">
      <style:text-properties fo:font-weight="normal" officeooo:rsid="0097dad4" style:font-weight-asian="normal" style:font-weight-complex="normal"/>
    </style:style>
    <style:style style:name="T19" style:family="text">
      <style:text-properties fo:font-weight="normal" officeooo:rsid="009c7ecd" style:font-weight-asian="normal" style:font-weight-complex="normal"/>
    </style:style>
    <style:style style:name="T20" style:family="text">
      <style:text-properties fo:font-weight="normal" officeooo:rsid="00a487f9" style:font-weight-asian="normal" style:font-weight-complex="normal"/>
    </style:style>
    <style:style style:name="T21" style:family="text">
      <style:text-properties fo:font-weight="normal" officeooo:rsid="00a6a737" style:font-weight-asian="normal" style:font-weight-complex="normal"/>
    </style:style>
    <style:style style:name="T22" style:family="text">
      <style:text-properties fo:font-weight="normal" officeooo:rsid="00ab00a3" style:font-weight-asian="normal" style:font-weight-complex="normal"/>
    </style:style>
    <style:style style:name="T23" style:family="text">
      <style:text-properties fo:font-weight="normal" officeooo:rsid="00aec578" style:font-weight-asian="normal" style:font-weight-complex="normal"/>
    </style:style>
    <style:style style:name="T24" style:family="text">
      <style:text-properties fo:font-weight="normal" officeooo:rsid="00b2e190" style:font-weight-asian="normal" style:font-weight-complex="normal"/>
    </style:style>
    <style:style style:name="T25" style:family="text">
      <style:text-properties fo:font-weight="normal" officeooo:rsid="00b4c388" style:font-weight-asian="normal" style:font-weight-complex="normal"/>
    </style:style>
    <style:style style:name="T26" style:family="text">
      <style:text-properties fo:font-weight="normal" officeooo:rsid="00b4c71a" style:font-weight-asian="normal" style:font-weight-complex="normal"/>
    </style:style>
    <style:style style:name="T27" style:family="text">
      <style:text-properties fo:font-weight="normal" officeooo:rsid="00b5bed5" style:font-weight-asian="normal" style:font-weight-complex="normal"/>
    </style:style>
    <style:style style:name="T28" style:family="text">
      <style:text-properties fo:font-weight="normal" officeooo:rsid="00b6d525" style:font-weight-asian="normal" style:font-weight-complex="normal"/>
    </style:style>
    <style:style style:name="T29" style:family="text">
      <style:text-properties fo:font-weight="normal" officeooo:rsid="00b888e6" style:font-weight-asian="normal" style:font-weight-complex="normal"/>
    </style:style>
    <style:style style:name="T30" style:family="text">
      <style:text-properties fo:font-weight="normal" officeooo:rsid="00bba2c8" style:font-weight-asian="normal" style:font-weight-complex="normal"/>
    </style:style>
    <style:style style:name="T31" style:family="text">
      <style:text-properties fo:font-weight="normal" officeooo:rsid="00bd9f21" style:font-weight-asian="normal" style:font-weight-complex="normal"/>
    </style:style>
    <style:style style:name="T32" style:family="text">
      <style:text-properties fo:font-weight="normal" officeooo:rsid="00c0cf31" style:font-weight-asian="normal" style:font-weight-complex="normal"/>
    </style:style>
    <style:style style:name="T33" style:family="text">
      <style:text-properties fo:font-weight="normal" officeooo:rsid="00c250f8" style:font-weight-asian="normal" style:font-weight-complex="normal"/>
    </style:style>
    <style:style style:name="T34" style:family="text">
      <style:text-properties fo:font-weight="normal" officeooo:rsid="00c2cecf" style:font-weight-asian="normal" style:font-weight-complex="normal"/>
    </style:style>
    <style:style style:name="T35" style:family="text">
      <style:text-properties fo:font-weight="normal" officeooo:rsid="00ea52d8" style:font-weight-asian="normal" style:font-weight-complex="normal"/>
    </style:style>
    <style:style style:name="T36" style:family="text">
      <style:text-properties fo:font-weight="normal" officeooo:rsid="00eaf2a3" style:font-weight-asian="normal" style:font-weight-complex="normal"/>
    </style:style>
    <style:style style:name="T37" style:family="text">
      <style:text-properties fo:font-weight="normal" officeooo:rsid="00ed4025" style:font-weight-asian="normal" style:font-weight-complex="normal"/>
    </style:style>
    <style:style style:name="T38" style:family="text">
      <style:text-properties fo:font-weight="normal" officeooo:rsid="00eee1ae" style:font-weight-asian="normal" style:font-weight-complex="normal"/>
    </style:style>
    <style:style style:name="T39" style:family="text">
      <style:text-properties fo:font-weight="normal" officeooo:rsid="00f3c47d" style:font-weight-asian="normal" style:font-weight-complex="normal"/>
    </style:style>
    <style:style style:name="T40" style:family="text">
      <style:text-properties fo:font-weight="normal" officeooo:rsid="00f44321" style:font-weight-asian="normal" style:font-weight-complex="normal"/>
    </style:style>
    <style:style style:name="T41" style:family="text">
      <style:text-properties fo:font-weight="normal" officeooo:rsid="00f60b89" style:font-weight-asian="normal" style:font-weight-complex="normal"/>
    </style:style>
    <style:style style:name="T42" style:family="text">
      <style:text-properties fo:font-weight="normal" officeooo:rsid="00f81b3f" style:font-weight-asian="normal" style:font-weight-complex="normal"/>
    </style:style>
    <style:style style:name="T43" style:family="text">
      <style:text-properties fo:font-weight="normal" officeooo:rsid="00f8a47b" style:font-weight-asian="normal" style:font-weight-complex="normal"/>
    </style:style>
    <style:style style:name="T44" style:family="text">
      <style:text-properties officeooo:rsid="001d8334"/>
    </style:style>
    <style:style style:name="T45" style:family="text">
      <style:text-properties officeooo:rsid="00434a22"/>
    </style:style>
    <style:style style:name="T46" style:family="text">
      <style:text-properties officeooo:rsid="004ab821"/>
    </style:style>
    <style:style style:name="T47" style:family="text">
      <style:text-properties officeooo:rsid="005d885f"/>
    </style:style>
    <style:style style:name="T48" style:family="text">
      <style:text-properties officeooo:rsid="00cc1ef0"/>
    </style:style>
    <style:style style:name="T49" style:family="text">
      <style:text-properties officeooo:rsid="00dc437a"/>
    </style:style>
    <style:style style:name="T50" style:family="text">
      <style:text-properties officeooo:rsid="00e3bab9"/>
    </style:style>
    <style:style style:name="T51" style:family="text">
      <style:text-properties officeooo:rsid="00f8a47b"/>
    </style:style>
    <style:style style:name="T52" style:family="text">
      <style:text-properties officeooo:rsid="00fc17d7"/>
    </style:style>
    <style:style style:name="T53" style:family="text">
      <style:text-properties officeooo:rsid="00fd50f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o<text:span text:style-name="T1">r</text:span>kbook</text:p>
      <text:p text:style-name="P1"/>
      <text:p text:style-name="P1"/>
      <text:p text:style-name="P1"/>
      <text:p text:style-name="P2">student name:<text:tab/><text:tab/>Endri Kastrati</text:p>
      <text:p text:style-name="P2">student id:<text:tab/><text:tab/>24064580</text:p>
      <text:p text:style-name="P2">instructor:<text:tab/><text:tab/><text:span text:style-name="T44">Dr </text:span>ABM Russel</text:p>
      <text:p text:style-name="P2"/>
      <text:p text:style-name="P2"/>
      <text:p text:style-name="P2"/>
      <text:p text:style-name="P2"/>
      <text:p text:style-name="P7"><text:span text:style-name="T45">W</text:span>eek 1:</text:p>
      <text:p text:style-name="P4"/>
      <text:p text:style-name="P8"><text:span text:style-name="T2">During week 1, we were introduced to </text:span><text:span text:style-name="T3">computer science project and </text:span><text:span text:style-name="T4">the topic of investigation that was selected by our instructor, Dr ABM Russel</text:span><text:span text:style-name="T5"> title</text:span><text:span text:style-name="T10">d</text:span><text:span text:style-name="T5"> <text:s/>“The role of big data in health and natural disasters”. As students we were given the option of either working on medical or natural disaster data-sets. </text:span><text:span text:style-name="T6">Because I had experience working with machine learning and medical data from a previous proj</text:span><text:span text:style-name="T7">ect I choose the first option. </text:span><text:span text:style-name="T8">Having spoken with my instructor, I decided that I would like to apply some form of machine learning to medical data-sets </text:span><text:span text:style-name="T9">that have been collected from Australia. </text:span><text:span text:style-name="T11">Initially, I had decided that I would use some type of meta-algorithms that learn from the outputs of other trained models and that I would use python and the libraries tensorflow and scikit-lea</text:span><text:span text:style-name="T12">rn </text:span><text:span text:style-name="T13">for the implementation stage.</text:span></text:p>
      <text:p text:style-name="P5"/>
      <text:p text:style-name="P5"/>
      <text:p text:style-name="P9">Week 2:</text:p>
      <text:p text:style-name="P9"/>
      <text:p text:style-name="P3">During week 2, I began researching for a medical data-set that was rich in content and features and such that I could apply machine learning techniques on it. <text:span text:style-name="T46">I searched many online data repositories especially, the ones established by the Australian government, but I could not find a proper data-set that met my requirements.Fonrtunately, I came across the UCI machine learning repository and I found a thyroid disease data-set that was established by the James Cook University and donated to the repository in 1992. The data-set had been collected from Australia and it satisfied all the necessary conditions for the proper implementation of machine learning algorithms. During the beginning of week 2, but before the class meeting I wrote a prototype of an application that used different supervised machine learning algorithms to extract patterns from the data-set and then built another meta-algorithm that would learn from the outputs of those models. Using the python libraries, the implementation was very straight forward and not worthy of a computer science project. I decided that I would still work on the same data-set but I would built my own machine learning library, more precicely an artificial neural network library. During the class meeting I spoken with my instructor and I reccommneded that I would design an ANN library with the C programming language and the GNU scientific library. The instructor gave the green light and so during the weekend I spent most of my time, searching for peer-reviewed papers and books on the topic of artificial neural networks. All papers and book that were consulted for the project are included in the final project report. </text:span></text:p>
      <text:p text:style-name="P3"/>
      <text:p text:style-name="P3"/>
      <text:p text:style-name="P10">Week 3:</text:p>
      <text:p text:style-name="P10"/>
      <text:p text:style-name="P6">During week 3, I had a clear understanding of my project requirements and objectives and so I started downloading and installing the necessary libraries and packages that would assist in the design of the project. <text:span text:style-name="T47">As previously mentioned, I decide to implement the project using the C programming langauge and the GNU scientific library, version GSL-2.4. The reason that I choose GSL was because of it’s excellent vector and matrix libraries. I installed the latest version by building the source code and then manually installed it into the system. To manage memory properly, I also installed valgrind, the memory checker tool. Having configured all the necessary tools and libraries I structured the project directories into src, include and datasets. The include directory would contain the header files and the src directory the corresponding source files. The dataset directory would contain all the data-sets that would be used during the project life cycle process and of course the final version of the project. During the class meeting, I finalised my computer science project requirements with the instructor. During the weekend I studied in detail the papers and books </text:span><text:soft-page-break/><text:span text:style-name="T47">that I had collected and made sure that I properly understood the mathematical concepts that underly the artificial neural networks. In order to gain a deep understanding, I proved by hand the mathematical properties of a perceptron, the geometric representation of the delta rule, the mathematical properties of the ADALINE network and lastly the properties of the multi-layer perceptron network. The hand written proofs can be found at the end of the paper.</text:span></text:p>
      <text:p text:style-name="P6"/>
      <text:p text:style-name="P6"/>
      <text:p text:style-name="P11">Week 4:</text:p>
      <text:p text:style-name="P15"/>
      <text:p text:style-name="P12"><text:span text:style-name="T2">At this stage the specifications and the functional and non-functional requirements had been finalised. It was time to start working on the physical implementation of the project. </text:span><text:span text:style-name="T14">Having properly understood the abstract concept of artificial neural networks I broke it down into further smaller abstract concepts </text:span><text:span text:style-name="T15">and those in turn into mathematical objects. </text:span><text:span text:style-name="T16">From this point onwards I began working on the coding aspect of the project. </text:span><text:span text:style-name="T17">I created the first UML diagram regarding the neural layer module of the project. </text:span><text:span text:style-name="T18">This was the module that would represent the layer components of the neural network data structure. </text:span><text:span text:style-name="T19">The implementation process was very straight forward and no bottlenecks were encountered during </text:span><text:span text:style-name="T20">the</text:span><text:span text:style-name="T19"> coding part. </text:span><text:span text:style-name="T21">The module was thoroughly tested as it represented the back-bone of the neural network data structure</text:span><text:span text:style-name="T22">. </text:span><text:span text:style-name="T23">During the meeting, I reported my progress to the instructor.</text:span></text:p>
      <text:p text:style-name="P16"/>
      <text:p text:style-name="P16"/>
      <text:p text:style-name="P14">Week 5:</text:p>
      <text:p text:style-name="P17"/>
      <text:p text:style-name="P13"><text:span text:style-name="T22">At this stage the first milestone </text:span><text:span text:style-name="T24">had been completed. </text:span><text:span text:style-name="T25">During week 5, </text:span><text:span text:style-name="T26">I created the second and third UML diagram</text:span><text:span text:style-name="T29">s</text:span><text:span text:style-name="T26"> regarding the neu</text:span><text:span text:style-name="T27">ral network module. </text:span><text:span text:style-name="T28">This module defined two data structures, the first one the neural configuration datatype and the second one was the neural network datatype. </text:span><text:span text:style-name="T30">Once I completed the neural network library I spent most of the time working on the back-propagation </text:span><text:span text:style-name="T31">algorithm, </text:span><text:span text:style-name="T30">which turned out to be really hard to implement.</text:span><text:span text:style-name="T32"> During the class meeting, I spoken with my instructor about the progress of the project and presented the risks that had manifested and their corresponding mitigation techniques. </text:span><text:span text:style-name="T33">After the meeting and during the entire weekend I focused on implementing correctly the back-propagation algorithm without any optimisation techniques </text:span><text:span text:style-name="T34">at this point.</text:span></text:p>
      <text:p text:style-name="P18"/>
      <text:p text:style-name="P18"/>
      <text:p text:style-name="P26">Week 6:</text:p>
      <text:p text:style-name="P26"/>
      <text:p text:style-name="P19">During week 6, I had completed an unoptimised version of the back-propagation algorithm and the dataset module of the project. <text:span text:style-name="T48">The first prototype of the ANN library and the command line program was completed. <text:s text:c="2"/>I demonstrated the first complete iteration of the project <text:s/>during the class meeting and I received useful feedback from my peers and instructor regarding the correctness and usability aspects of the application. After the meeting and during the weekend, I fixed a few minor bugs and created a couple of trained models based on some datasets. I began working on an optimised version of the back-propagation algorithm using the momentum parameter method. Because of the highly abstract design of the ANN library based on the seperation of concerns principle, modifications took place only in the neural layer data structure and the nerual configuration data structure to enable the storage of the local gradient matrix and the synaptic weights matrix from the previous training epochs. By the end of the week, the first two project deliverables, namely the ANN library and the command line program, had been completed and thoroughly documented.</text:span></text:p>
      <text:p text:style-name="P19"/>
      <text:p text:style-name="P19"/>
      <text:p text:style-name="P27">Week 7 <text:span text:style-name="T50">and 8</text:span>:</text:p>
      <text:p text:style-name="P27"/>
      <text:p text:style-name="P20">At this stage, having completed the major aspects of the computer science project, it was time to prove the correctness of the ANN library and the command line program. <text:span text:style-name="T49">Based on the universal approximation theorem (look at final project report), ANN are able to approximate all smooth and continous functions. In order to prove this property I created three octave scripts called sinf.m, circlef.m and qudratic.m located in the datasets folder of the project. These files would run the command line program in curve-fitting mode and train models that approximate the qudratic function, the sin function and the semicircle function. After the models were trained the scripts would plot the results of the real functions and the results of the approximators to demonstrate the correctness of the ANN library. This was an important milestone, as it </text:span><text:soft-page-break/><text:span text:style-name="T49">validated the proper functionality of the library and the command line program. During the class meeting, I demonstrated the correctness of the first two deliverables to my peers and instructors and received useful feedback in return. After the meeting and during the weekend I performed several experimentations to gather <text:s/>empirical evidence on what kind of configuration to use to optain an optimal thyroid disease classifier. During the next meeting, I provided a detailed walk-through of the code and the modules to the class and instructor and received again useful feedback regarding the structure of the code and the design. At this point <text:s/>the only remaining deliverable was a minimalist web application interface that would interact with the ANN library via the command line program.</text:span></text:p>
      <text:p text:style-name="P20"/>
      <text:p text:style-name="P20"/>
      <text:p text:style-name="P28">Week 9:</text:p>
      <text:p text:style-name="P28"><text:span text:style-name="T2"/></text:p>
      <text:p text:style-name="P28"><text:span text:style-name="T2">During week 9, I decided that I would use the nodejs environment and web sockets to built a simple web interface that would abstract away all the technical details regarding the classification of thyroid diseases. </text:span><text:span text:style-name="T35">I spend most of the week building a simple web page using the bootstrap studio program and then converted it into the corresponding pug file so that </text:span><text:span text:style-name="T36">it</text:span><text:span text:style-name="T35"> could be rendered by nodejs using the pug engine. </text:span><text:span text:style-name="T37">I initialised an npm project inside the directory webapp and downloaded all the necessary node libraries. </text:span><text:span text:style-name="T38">During the class meeting I had a completed prototype of the web interface and I demonstrated it to my peers and instructors and received </text:span><text:span text:style-name="T39">constructive</text:span><text:span text:style-name="T38"> feedback regarding it’s UI and usability aspects. </text:span></text:p>
      <text:p text:style-name="P28"><text:span text:style-name="T38"/></text:p>
      <text:p text:style-name="P28"><text:span text:style-name="T38"/></text:p>
      <text:p text:style-name="P29">Week 10:</text:p>
      <text:p text:style-name="P29"><text:span text:style-name="T2"/></text:p>
      <text:p text:style-name="P29"><text:span text:style-name="T2">During week 10, I had taken into consideration the feedback from my peers and instructor and I became fixing </text:span><text:span text:style-name="T40">and</text:span><text:span text:style-name="T2"> improving the corresponding user interface and making the web </text:span><text:span text:style-name="T41">application</text:span><text:span text:style-name="T2"> more usable and comprehesive. </text:span><text:span text:style-name="T42">At this point, all project deliverables had been completed, all functional and non-functional requirements had been met and the </text:span><text:span text:style-name="T43">final version of the project was ready for demonstration and submission. </text:span></text:p>
      <text:p text:style-name="P29"><text:span text:style-name="T43"/></text:p>
      <text:p text:style-name="P29"><text:span text:style-name="T43"/></text:p>
      <text:p text:style-name="P30"><text:span text:style-name="T51">W</text:span>eek 11 and 12:</text:p>
      <text:p text:style-name="P30"/>
      <text:p text:style-name="P21">Week 11 and 12 were dedicated to the construction of the <text:span text:style-name="T52">final</text:span> project report, the test report, the workbook report and the presentation <text:span text:style-name="T53">slides. At this stage all necessary requirements have been met and implemented successfully.</text:span></text:p>
      <text:p text:style-name="P21"/>
      <text:p text:style-name="P21"/>
      <text:p text:style-name="P21"/>
      <text:p text:style-name="P31">Research papers and books:</text:p>
      <text:p text:style-name="P31"/>
      <text:list xml:id="list8838751378823733761" text:style-name="L2">
        <text:list-item>
          <text:p text:style-name="P22"><text:a xlink:type="simple" xlink:href="http://onlinelibrary.wiley.com/doi/10.1002/1097-0142(20010415)91:8%2B%3C1615::AID-CNCR1175%3E3.0.CO;2-L/full" text:style-name="Internet_20_link" text:visited-style-name="Visited_20_Internet_20_Link">http://onlinelibrary.wiley.com/doi/10.1002/1097-0142(20010415)91:8%2B%3C1615::AID-CNCR1175%3E3.0.CO;2-L/full</text:a></text:p>
        </text:list-item>
        <text:list-item>
          <text:p text:style-name="P22"><text:a xlink:type="simple" xlink:href="http://www.springer.com/gp/book/9783319431611" text:style-name="Internet_20_link" text:visited-style-name="Visited_20_Internet_20_Link">http://www.springer.com/gp/book/9783319431611</text:a></text:p>
        </text:list-item>
        <text:list-item>
          <text:p text:style-name="P22"><text:a xlink:type="simple" xlink:href="https://pdfs.semanticscholar.org/f22f/6972e66bdd2e769fa64b0df0a13063c0c101.pdf" text:style-name="Internet_20_link" text:visited-style-name="Visited_20_Internet_20_Link">https://pdfs.semanticscholar.org/f22f/6972e66bdd2e769fa64b0df0a13063c0c101.pdf</text:a></text:p>
        </text:list-item>
        <text:list-item>
          <text:p text:style-name="P22"><text:a xlink:type="simple" xlink:href="https://link.springer.com/chapter/10.1007/978-3-642-30223-7_87" text:style-name="Internet_20_link" text:visited-style-name="Visited_20_Internet_20_Link">https://link.springer.com/chapter/10.1007/978-3-642-30223-7_87</text:a></text:p>
        </text:list-item>
        <text:list-item>
          <text:p text:style-name="P22"><text:a xlink:type="simple" xlink:href="http://www.springer.com/gp/book/9781447155706" text:style-name="Internet_20_link" text:visited-style-name="Visited_20_Internet_20_Link">http://www.springer.com/gp/book/9781447155706</text:a></text:p>
        </text:list-item>
        <text:list-item>
          <text:p text:style-name="P22"><text:a xlink:type="simple" xlink:href="http://ieeexplore.ieee.org/document/125864/?reload=true" text:style-name="Internet_20_link" text:visited-style-name="Visited_20_Internet_20_Link">http://ieeexplore.ieee.org/document/125864/?reload=true</text:a></text:p>
        </text:list-item>
        <text:list-item>
          <text:p text:style-name="P22"><text:a xlink:type="simple" xlink:href="http://www.cs.toronto.edu/~fritz/absps/momentum.pdf" text:style-name="Internet_20_link" text:visited-style-name="Visited_20_Internet_20_Link">http://www.cs.toronto.edu/~fritz/absps/momentum.pdf</text:a></text:p>
        </text:list-item>
        <text:list-item>
          <text:p text:style-name="P22"><text:a xlink:type="simple" xlink:href="https://tuppu.fi/wp-content/uploads/2017/05/The_C_Programming_Language_KandR.pdf" text:style-name="Internet_20_link" text:visited-style-name="Visited_20_Internet_20_Link">https://tuppu.fi/wp-content/uploads/2017/05/The_C_Programming_Language_KandR.pdf</text:a></text:p>
        </text:list-item>
        <text:list-item>
          <text:p text:style-name="P22"><text:a xlink:type="simple" xlink:href="http://www.mosaic-industries.com/embedded-systems/_media/c-ide-software-development/learning-c-programming-language/understanding-and-using-c-pointers.pdf" text:style-name="Internet_20_link" text:visited-style-name="Visited_20_Internet_20_Link">http://www.mosaic-industries.com/embedded-systems/_media/c-ide-software-development/learning-c-programming-language/understanding-and-using-c-pointers.pdf</text:a></text:p>
        </text:list-item>
        <text:list-item>
          <text:p text:style-name="P23"><text:a xlink:type="simple" xlink:href="https://dl.acm.org/citation.cfm?id=1538674" text:style-name="Internet_20_link" text:visited-style-name="Visited_20_Internet_20_Link">https://dl.acm.org/citation.cfm?id=1538674</text:a></text:p>
        </text:list-item>
        <text:list-item>
          <text:p text:style-name="P23"><text:a xlink:type="simple" xlink:href="https://www.ncbi.nlm.nih.gov/pubmed/11309760" text:style-name="Internet_20_link" text:visited-style-name="Visited_20_Internet_20_Link">https://www.ncbi.nlm.nih.gov/pubmed/11309760</text:a></text:p>
        </text:list-item>
        <text:list-item>
          <text:p text:style-name="P23"><text:a xlink:type="simple" xlink:href="http://sipi.usc.edu/~kosko/FuzzyUniversalApprox.pdf" text:style-name="Internet_20_link" text:visited-style-name="Visited_20_Internet_20_Link">http://sipi.usc.edu/~kosko/FuzzyUniversalApprox.pdf</text:a></text:p>
        </text:list-item>
        <text:list-item>
          <text:p text:style-name="P23"><text:a xlink:type="simple" xlink:href="http://valgrind.org/docs/valgrind2007.pdf" text:style-name="Internet_20_link" text:visited-style-name="Visited_20_Internet_20_Link">http://valgrind.org/docs/valgrind2007.pdf</text:a></text:p>
        </text:list-item>
        <text:list-item>
          <text:p text:style-name="P23"><text:a xlink:type="simple" xlink:href="https://www.ncbi.nlm.nih.gov/pubmed/6346016" text:style-name="Internet_20_link" text:visited-style-name="Visited_20_Internet_20_Link">https://www.ncbi.nlm.nih.gov/pubmed/6346016</text:a></text:p>
        </text:list-item>
        <text:list-item>
          <text:p text:style-name="P23"><text:a xlink:type="simple" xlink:href="http://www.tandfonline.com/doi/abs/10.1080/00401706.1987.10488301" text:style-name="Internet_20_link" text:visited-style-name="Visited_20_Internet_20_Link">http://www.tandfonline.com/doi/abs/10.1080/00401706.1987.10488301</text:a></text:p>
        </text:list-item>
      </text:list>
      <text:p text:style-name="P24"/>
      <text:p text:style-name="P24"><text:soft-page-break/></text:p>
      <text:p text:style-name="P32">Git log</text:p>
      <text:p text:style-name="P32"/>
      <text:p text:style-name="P34">========================================================</text:p>
      <text:p text:style-name="P32"/>
      <text:p text:style-name="P25">commit 5d7f47abff9194a6a19bdf12dfac724a43da8245</text:p>
      <text:p text:style-name="P25">Author: Endri Kastrati &lt;endriau@gmail.com&gt;</text:p>
      <text:p text:style-name="P25">Date: <text:s text:c="2"/>Mon Oct 16 21:25:10 2017 +1100</text:p>
      <text:p text:style-name="P25"/>
      <text:p text:style-name="P25"><text:s text:c="4"/>Completed the final project report</text:p>
      <text:p text:style-name="P25"/>
      <text:p text:style-name="P25">commit 94ac88bb3fb244d526bda26e43ba2310f3c6c1c0</text:p>
      <text:p text:style-name="P25">Author: Endri Kastrati &lt;endriau@gmail.com&gt;</text:p>
      <text:p text:style-name="P25">Date: <text:s text:c="2"/>Mon Oct 9 18:24:56 2017 +1100</text:p>
      <text:p text:style-name="P25"/>
      <text:p text:style-name="P25"><text:s text:c="4"/>completed a few changes to the user-interface</text:p>
      <text:p text:style-name="P25"/>
      <text:p text:style-name="P25">commit 950c396e07da3a0e2e3343927b2c454ff9586ced</text:p>
      <text:p text:style-name="P25">Author: Endri Kastrati &lt;endriau@gmail.com&gt;</text:p>
      <text:p text:style-name="P25">Date: <text:s text:c="2"/>Wed Oct 4 12:02:38 2017 +1100</text:p>
      <text:p text:style-name="P25"/>
      <text:p text:style-name="P25"><text:s text:c="4"/>Completed a minimalistic documentation of the webapp code.</text:p>
      <text:p text:style-name="P25"/>
      <text:p text:style-name="P25">commit 42fd9797cdc9e1eef5e24621318f92c1d326e064</text:p>
      <text:p text:style-name="P25">Author: Endri Kastrati &lt;endriau@gmail.com&gt;</text:p>
      <text:p text:style-name="P25">Date: <text:s text:c="2"/>Wed Oct 4 11:36:44 2017 +1100</text:p>
      <text:p text:style-name="P25"/>
      <text:p text:style-name="P25"><text:s text:c="4"/>Completed the user-interface for the online thyroidologist app.</text:p>
      <text:p text:style-name="P25"/>
      <text:p text:style-name="P25">commit 094a743aaa6eeae843a94dcd4f938307d87603e2</text:p>
      <text:p text:style-name="P25">Author: Endri Kastrati &lt;endriau@gmail.com&gt;</text:p>
      <text:p text:style-name="P25">Date: <text:s text:c="2"/>Thu Sep 14 15:31:03 2017 +1000</text:p>
      <text:p text:style-name="P25"/>
      <text:p text:style-name="P25"><text:s text:c="4"/>Completed code documentation and implemented a couple of octave</text:p>
      <text:p text:style-name="P25"><text:s text:c="4"/>scripts that visualize the curve approximation for different</text:p>
      <text:p text:style-name="P25"><text:s text:c="4"/>functions.</text:p>
      <text:p text:style-name="P25"/>
      <text:p text:style-name="P25">commit 35b92dd7ec165683834a73c061fc808c951fdcfb</text:p>
      <text:p text:style-name="P25">Author: Endri Kastrati &lt;endriau@gmail.com&gt;</text:p>
      <text:p text:style-name="P25">Date: <text:s text:c="2"/>Sun Sep 10 12:42:58 2017 +1000</text:p>
      <text:p text:style-name="P25"/>
      <text:p text:style-name="P25"><text:s text:c="4"/>Optimized the back-propagation algorithm using the momentum parameter.</text:p>
      <text:p text:style-name="P25"><text:s text:c="4"/>More specifically modified the neural layer data structure and the</text:p>
      <text:p text:style-name="P25"><text:s text:c="4"/>neural configuration data structure to enable the storage of the</text:p>
      <text:p text:style-name="P25"><text:s text:c="4"/>local gradient matrix and the synaptic weights matrix from the</text:p>
      <text:p text:style-name="P25"><text:s text:c="4"/>previous training epochs.</text:p>
      <text:p text:style-name="P25"/>
      <text:p text:style-name="P25">commit 79ec7035e46a92bd4c193dc34521842b285b18ff</text:p>
      <text:p text:style-name="P25">Author: Endri Kastrati &lt;endriau@gmail.com&gt;</text:p>
      <text:p text:style-name="P25">Date: <text:s text:c="2"/>Wed Sep 6 19:38:06 2017 +1000</text:p>
      <text:p text:style-name="P25"/>
      <text:p text:style-name="P25"><text:s text:c="4"/>Fixed a few bugs and creating a couple of trained networks on some datasets.</text:p>
      <text:p text:style-name="P25"/>
      <text:p text:style-name="P25">commit 8825cf62518387062c08a10409d875d0fcf6206a</text:p>
      <text:p text:style-name="P25">Author: Endri Kastrati &lt;endriau@gmail.com&gt;</text:p>
      <text:p text:style-name="P25">Date: <text:s text:c="2"/>Tue Sep 5 14:56:28 2017 +1000</text:p>
      <text:p text:style-name="P25"/>
      <text:p text:style-name="P25"><text:soft-page-break/><text:s text:c="4"/>Completed the dumping of the trained neural network into binary</text:p>
      <text:p text:style-name="P25"><text:s text:c="4"/>as well as the loading of the trained neural network from binary.</text:p>
      <text:p text:style-name="P25"/>
      <text:p text:style-name="P25">commit c91e252853b41c25e47371d402431ae1d1c20695</text:p>
      <text:p text:style-name="P25">Author: Endri Kastrati &lt;endriau@gmail.com&gt;</text:p>
      <text:p text:style-name="P25">Date: <text:s text:c="2"/>Mon Sep 4 20:32:52 2017 +1000</text:p>
      <text:p text:style-name="P25"/>
      <text:p text:style-name="P25"><text:s text:c="4"/>implemented the dataset data structure.</text:p>
      <text:p text:style-name="P25"/>
      <text:p text:style-name="P25">commit 601b37e2b58db1e8773304769452c0a460950d07</text:p>
      <text:p text:style-name="P25">Author: Endri Kastrati &lt;endriau@gmail.com&gt;</text:p>
      <text:p text:style-name="P25">Date: <text:s text:c="2"/>Wed Aug 30 22:57:58 2017 +1000</text:p>
      <text:p text:style-name="P25"/>
      <text:p text:style-name="P25"><text:s text:c="4"/>Structured the file hierarchy of the application and completed the</text:p>
      <text:p text:style-name="P25"><text:s text:c="4"/>command line arguments interface for the training process of the</text:p>
      <text:p text:style-name="P25"><text:s text:c="4"/>neural network.Next commit will include ability to dump model into</text:p>
      <text:p text:style-name="P25"><text:s text:c="4"/>binary files and load them for predictions.</text:p>
      <text:p text:style-name="P25"/>
      <text:p text:style-name="P25">commit 123b2769b3c4a5e6cd023fa46bc52a2119ea2944</text:p>
      <text:p text:style-name="P25">Author: Endri Kastrati &lt;endriau@gmail.com&gt;</text:p>
      <text:p text:style-name="P25">Date: <text:s text:c="2"/>Wed Aug 30 15:38:43 2017 +1000</text:p>
      <text:p text:style-name="P25"/>
      <text:p text:style-name="P25"><text:s text:c="4"/>Changed optimization method</text:p>
      <text:p text:style-name="P25"/>
      <text:p text:style-name="P25">commit b1762b0be799be22b5ea052a4bcee8c0b76ff292</text:p>
      <text:p text:style-name="P25">Author: Endri Kastrati &lt;endriau@gmail.com&gt;</text:p>
      <text:p text:style-name="P25">Date: <text:s text:c="2"/>Wed Aug 30 13:55:39 2017 +1000</text:p>
      <text:p text:style-name="P25"/>
      <text:p text:style-name="P25"><text:s text:c="4"/>still debugging the resilient algorithm</text:p>
      <text:p text:style-name="P25"/>
      <text:p text:style-name="P25">commit 22d6674c1e255b86f70c93876842565a2c14e97b</text:p>
      <text:p text:style-name="P25">Author: Endri Kastrati &lt;endriau@gmail.com&gt;</text:p>
      <text:p text:style-name="P25">Date: <text:s text:c="2"/>Wed Aug 30 13:40:37 2017 +1000</text:p>
      <text:p text:style-name="P25"/>
      <text:p text:style-name="P25"><text:s text:c="4"/>debugging process</text:p>
      <text:p text:style-name="P25"/>
      <text:p text:style-name="P25">commit 2b18c56d64165cc4ef95b7d7bb4fe81ee31fc1e4</text:p>
      <text:p text:style-name="P25">Author: Endri Kastrati &lt;endriau@gmail.com&gt;</text:p>
      <text:p text:style-name="P25">Date: <text:s text:c="2"/>Wed Aug 30 12:56:57 2017 +1000</text:p>
      <text:p text:style-name="P25"/>
      <text:p text:style-name="P25"><text:s text:c="4"/>working on the resilient back-propagation algorithm</text:p>
      <text:p text:style-name="P25"/>
      <text:p text:style-name="P25">commit 61b6c04b4b82a1a529c91168a545dd4489f9da6b</text:p>
      <text:p text:style-name="P25">Author: Endri Kastrati &lt;endriau@gmail.com&gt;</text:p>
      <text:p text:style-name="P25">Date: <text:s text:c="2"/>Tue Aug 29 19:53:18 2017 +1000</text:p>
      <text:p text:style-name="P25"/>
      <text:p text:style-name="P25"><text:s text:c="4"/>Tested the neural network on both pattern classification problems</text:p>
      <text:p text:style-name="P25"><text:s text:c="4"/>and curve fitting problems and it works correctly.</text:p>
      <text:p text:style-name="P25"/>
      <text:p text:style-name="P25">commit 2e5f3add01a4bc6b27a6d331aea5decdc6cd208e</text:p>
      <text:p text:style-name="P25">Author: Endri Kastrati &lt;endriau@gmail.com&gt;</text:p>
      <text:p text:style-name="P25">Date: <text:s text:c="2"/>Mon Aug 28 23:01:48 2017 +1000</text:p>
      <text:p text:style-name="P25"/>
      <text:p text:style-name="P25"><text:s text:c="4"/>completed the back propagation algorithm</text:p>
      <text:p text:style-name="P25"/>
      <text:p text:style-name="P25">commit 126380e18cab18d734553aae42315840a2b18409</text:p>
      <text:p text:style-name="P25">Author: Endri Kastrati &lt;endriau@gmail.com&gt;</text:p>
      <text:p text:style-name="P25"><text:soft-page-break/>Date: <text:s text:c="2"/>Sat Aug 26 19:58:58 2017 +1000</text:p>
      <text:p text:style-name="P25"/>
      <text:p text:style-name="P25"><text:s text:c="4"/>Started working on neural network data structure and the back-propagation algorithm</text:p>
      <text:p text:style-name="P25"/>
      <text:p text:style-name="P25">commit bb3103ed22e40b8be585b8c14b28a3b4545e1131</text:p>
      <text:p text:style-name="P25">Author: Endri Kastrati &lt;endriau@gmail.com&gt;</text:p>
      <text:p text:style-name="P25">Date: <text:s text:c="2"/>Wed Aug 23 16:03:12 2017 +1000</text:p>
      <text:p text:style-name="P25"/>
      <text:p text:style-name="P25"><text:s text:c="4"/>finished the implementation of the neural layer data structure</text:p>
      <text:p text:style-name="P33"/>
      <text:p text:style-name="P33"/>
      <text:p text:style-name="P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7T19:52:48.061200025</meta:creation-date>
    <meta:generator>LibreOffice/5.1.6.2$Linux_X86_64 LibreOffice_project/10m0$Build-2</meta:generator>
    <dc:date>2017-10-18T12:00:49.640959831</dc:date>
    <meta:editing-duration>PT5H12M54S</meta:editing-duration>
    <meta:editing-cycles>191</meta:editing-cycles>
    <meta:document-statistic meta:table-count="0" meta:image-count="0" meta:object-count="0" meta:page-count="6" meta:paragraph-count="126" meta:word-count="2125" meta:character-count="15235" meta:non-whitespace-character-count="13087"/>
  </office:meta>
</office:document-meta>
</file>